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line.getDominantBase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.Inlin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.validateChildNode( Locator loc , String nsURI , String local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line.end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line.getAlignmentAdju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.startOfNod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line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line.getBaselineShi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.getAlignmentBase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